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42BB33154B.svm" manifest:media-type=""/>
  <manifest:file-entry manifest:full-path="Pictures/200000010000018500000142B3D37590.svm" manifest:media-type=""/>
  <manifest:file-entry manifest:full-path="Pictures/20000001000001B800000129722A2FBE.svm" manifest:media-type=""/>
  <manifest:file-entry manifest:full-path="Pictures/200000010000017D0000012DFAE0C6E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C00000129712422A7.svm" manifest:media-type=""/>
  <manifest:file-entry manifest:full-path="Pictures/200000010000022E0000012D54679405.svm" manifest:media-type=""/>
  <manifest:file-entry manifest:full-path="Pictures/200000010000018A00000142C9D98B23.svm" manifest:media-type=""/>
  <manifest:file-entry manifest:full-path="Pictures/200000010000017D0000012DB404B325.svm" manifest:media-type=""/>
  <manifest:file-entry manifest:full-path="Pictures/200000010000017D00000142CF7A6707.svm" manifest:media-type=""/>
  <manifest:file-entry manifest:full-path="Pictures/200000010000017D0000012D51E40062.svm" manifest:media-type=""/>
  <manifest:file-entry manifest:full-path="Pictures/200000010000023B0000012DC71E9331.svm" manifest:media-type=""/>
  <manifest:file-entry manifest:full-path="Pictures/20000001000001D6000001297073A3E5.svm" manifest:media-type=""/>
  <manifest:file-entry manifest:full-path="Pictures/20000001000001C1000001293F335D3E.svm" manifest:media-type=""/>
  <manifest:file-entry manifest:full-path="Pictures/10000000000000200000002000309F1C.png" manifest:media-type="image/png"/>
  <manifest:file-entry manifest:full-path="Pictures/20000001000001BC000001297BA8867C.svm" manifest:media-type=""/>
  <manifest:file-entry manifest:full-path="Pictures/200000010000010F000000F2CD2953B9.svm" manifest:media-type=""/>
  <manifest:file-entry manifest:full-path="Pictures/20000001000001850000012DDA7AABE0.svm" manifest:media-type=""/>
  <manifest:file-entry manifest:full-path="Pictures/200000010000018E00000142E08E6177.svm" manifest:media-type=""/>
  <manifest:file-entry manifest:full-path="Pictures/20000001000001BC00000129CDBD32EE.svm" manifest:media-type=""/>
  <manifest:file-entry manifest:full-path="Pictures/20000001000000FE000000F2E11C61C7.svm" manifest:media-type=""/>
  <manifest:file-entry manifest:full-path="Pictures/200000010000018500000142AEA88071.svm" manifest:media-type=""/>
  <manifest:file-entry manifest:full-path="Pictures/20000001000001C100000129EAA5511C.svm" manifest:media-type=""/>
  <manifest:file-entry manifest:full-path="Pictures/20000001000000F6000000FEB34514DC.svm" manifest:media-type=""/>
  <manifest:file-entry manifest:full-path="Pictures/200000020000036D0000014BB4383F91.eps" manifest:media-type=""/>
  <manifest:file-entry manifest:full-path="Pictures/200000010000022E0000012D91292CE6.svm" manifest:media-type=""/>
  <manifest:file-entry manifest:full-path="Pictures/20000001000000FE000001038E021CBF.svm" manifest:media-type=""/>
  <manifest:file-entry manifest:full-path="Pictures/2000000100000181000001298455D920.svm" manifest:media-type=""/>
  <manifest:file-entry manifest:full-path="Pictures/200000010000018500000142E2461A7D.svm" manifest:media-type=""/>
  <manifest:file-entry manifest:full-path="Pictures/20000001000001C900000129BF6ED6EE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{c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{i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i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R_{i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R_{i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i_{b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i_{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766cm" svg:height="4.063cm" svg:x="0.982cm" svg:y="0.263cm">
          <draw:image xlink:href="Pictures/200000020000036D0000014BB4383F91.eps" xlink:type="simple" xlink:show="embed" xlink:actuate="onLoad">
            <text:p/>
          </draw:image>
        </draw:frame>
        <draw:frame draw:style-name="gr2" draw:text-style-name="P1" draw:layer="layout" svg:width="0.456cm" svg:height="0.385cm" svg:x="1.137cm" svg:y="3.432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1.739cm" svg:y="3.742cm">
          <draw:image xlink:href="Pictures/200000010000018500000142AEA88071.svm" xlink:type="simple" xlink:show="embed" xlink:actuate="onLoad">
            <text:p/>
          </draw:image>
        </draw:frame>
        <draw:frame draw:style-name="gr4" draw:text-style-name="P1" draw:layer="layout" svg:width="0.466cm" svg:height="0.385cm" svg:x="4.513cm" svg:y="3.742cm">
          <draw:image xlink:href="Pictures/2000000100000185000001422D48D226.svm" xlink:type="simple" xlink:show="embed" xlink:actuate="onLoad">
            <text:p/>
          </draw:image>
        </draw:frame>
        <draw:frame draw:style-name="gr5" draw:text-style-name="P1" draw:layer="layout" svg:width="0.472cm" svg:height="0.385cm" svg:x="5.089cm" svg:y="3.432cm">
          <draw:image xlink:href="Pictures/200000010000018A00000142C9D98B23.svm" xlink:type="simple" xlink:show="embed" xlink:actuate="onLoad">
            <text:p/>
          </draw:image>
        </draw:frame>
        <draw:frame draw:style-name="gr6" draw:text-style-name="P1" draw:layer="layout" svg:width="0.466cm" svg:height="0.385cm" svg:x="6.569cm" svg:y="3.361cm">
          <draw:image xlink:href="Pictures/200000010000018500000142BB33154B.svm" xlink:type="simple" xlink:show="embed" xlink:actuate="onLoad">
            <text:p/>
          </draw:image>
        </draw:frame>
        <draw:frame draw:style-name="gr7" draw:text-style-name="P1" draw:layer="layout" svg:width="0.466cm" svg:height="0.385cm" svg:x="7.483cm" svg:y="3.361cm">
          <draw:image xlink:href="Pictures/200000010000018500000142E2461A7D.svm" xlink:type="simple" xlink:show="embed" xlink:actuate="onLoad">
            <text:p/>
          </draw:image>
        </draw:frame>
        <draw:frame draw:style-name="gr8" draw:text-style-name="P1" draw:layer="layout" svg:width="0.476cm" svg:height="0.385cm" svg:x="9.909cm" svg:y="1.34cm">
          <draw:image xlink:href="Pictures/200000010000018E00000142E08E6177.svm" xlink:type="simple" xlink:show="embed" xlink:actuate="onLoad">
            <text:p/>
          </draw:image>
        </draw:frame>
        <draw:frame draw:style-name="gr9" draw:text-style-name="P1" draw:layer="layout" svg:width="0.466cm" svg:height="0.385cm" svg:x="11.656cm" svg:y="2.306cm">
          <draw:image xlink:href="Pictures/200000010000018500000142B3D37590.svm" xlink:type="simple" xlink:show="embed" xlink:actuate="onLoad">
            <text:p/>
          </draw:image>
        </draw:frame>
        <draw:line draw:style-name="gr10" draw:text-style-name="P1" draw:layer="layout" svg:x1="1.181cm" svg:y1="2.986cm" svg:x2="1.514cm" svg:y2="2.986cm">
          <text:p/>
        </draw:line>
        <draw:line draw:style-name="gr10" draw:text-style-name="P1" draw:layer="layout" svg:x1="5.123cm" svg:y1="2.977cm" svg:x2="5.456cm" svg:y2="2.977cm">
          <text:p/>
        </draw:line>
        <draw:line draw:style-name="gr10" draw:text-style-name="P1" draw:layer="layout" svg:x1="11.68cm" svg:y1="3.192cm" svg:x2="11.68cm" svg:y2="3.525cm">
          <text:p/>
        </draw:line>
        <draw:line draw:style-name="gr10" draw:text-style-name="P1" draw:layer="layout" svg:x1="4.164cm" svg:y1="2.417cm" svg:x2="4.164cm" svg:y2="2.084cm">
          <text:p/>
        </draw:line>
        <draw:line draw:style-name="gr10" draw:text-style-name="P1" draw:layer="layout" svg:x1="6.356cm" svg:y1="2.392cm" svg:x2="6.356cm" svg:y2="2.059cm">
          <text:p/>
        </draw:line>
        <draw:line draw:style-name="gr10" draw:text-style-name="P1" draw:layer="layout" svg:x1="8.215cm" svg:y1="2.059cm" svg:x2="8.215cm" svg:y2="2.392cm">
          <text:p/>
        </draw:line>
        <draw:line draw:style-name="gr10" draw:text-style-name="P1" draw:layer="layout" svg:x1="8.617cm" svg:y1="1.215cm" svg:x2="8.617cm" svg:y2="1.548cm">
          <text:p/>
        </draw:line>
        <draw:line draw:style-name="gr10" draw:text-style-name="P1" draw:layer="layout" svg:x1="9.951cm" svg:y1="1.977cm" svg:x2="9.951cm" svg:y2="2.31cm">
          <text:p/>
        </draw:line>
        <draw:frame draw:style-name="gr11" draw:text-style-name="P1" draw:layer="layout" svg:width="0.446cm" svg:height="0.355cm" svg:x="1.858cm" svg:y="0.562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4.259cm" svg:y="0.599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456cm" svg:height="0.36cm" svg:x="5.888cm" svg:y="0.559cm">
          <draw:image xlink:href="Pictures/200000010000017D0000012D51E40062.svm" xlink:type="simple" xlink:show="embed" xlink:actuate="onLoad">
            <text:p/>
          </draw:image>
        </draw:frame>
        <draw:frame draw:style-name="gr14" draw:text-style-name="P1" draw:layer="layout" svg:width="0.461cm" svg:height="0.355cm" svg:x="7.384cm" svg:y="0.635cm">
          <draw:image xlink:href="Pictures/2000000100000181000001298455D920.svm" xlink:type="simple" xlink:show="embed" xlink:actuate="onLoad">
            <text:p/>
          </draw:image>
        </draw:frame>
        <draw:frame draw:style-name="gr15" draw:text-style-name="P1" draw:layer="layout" svg:width="0.456cm" svg:height="0.36cm" svg:x="9.996cm" svg:y="0.54cm">
          <draw:image xlink:href="Pictures/200000010000017D0000012DFAE0C6E9.svm" xlink:type="simple" xlink:show="embed" xlink:actuate="onLoad">
            <text:p/>
          </draw:image>
        </draw:frame>
        <draw:frame draw:style-name="gr16" draw:text-style-name="P1" draw:layer="layout" svg:width="0.456cm" svg:height="0.36cm" svg:x="9.089cm" svg:y="3.041cm">
          <draw:image xlink:href="Pictures/200000010000017D0000012DB404B325.svm" xlink:type="simple" xlink:show="embed" xlink:actuate="onLoad">
            <text:p/>
          </draw:image>
        </draw:frame>
        <draw:frame draw:style-name="gr17" draw:text-style-name="P1" draw:layer="layout" svg:width="0.466cm" svg:height="0.36cm" svg:x="11.53cm" svg:y="3.734cm">
          <draw:image xlink:href="Pictures/20000001000001850000012DDA7AABE0.svm" xlink:type="simple" xlink:show="embed" xlink:actuate="onLoad">
            <text:p/>
          </draw:image>
        </draw:frame>
        <draw:frame draw:style-name="gr18" draw:text-style-name="P1" draw:layer="layout" svg:width="0.532cm" svg:height="0.355cm" svg:x="4.281cm" svg:y="2.074cm">
          <draw:image xlink:href="Pictures/20000001000001BC00000129712422A7.svm" xlink:type="simple" xlink:show="embed" xlink:actuate="onLoad">
            <text:p/>
          </draw:image>
        </draw:frame>
        <draw:line draw:style-name="gr10" draw:text-style-name="P1" draw:layer="layout" svg:x1="2.419cm" svg:y1="2.084cm" svg:x2="2.419cm" svg:y2="2.417cm">
          <text:p/>
        </draw:line>
        <draw:frame draw:style-name="gr18" draw:text-style-name="P1" draw:layer="layout" svg:width="0.532cm" svg:height="0.355cm" svg:x="1.721cm" svg:y="2.074cm">
          <draw:image xlink:href="Pictures/20000001000001BC00000129712422A7.svm" xlink:type="simple" xlink:show="embed" xlink:actuate="onLoad">
            <text:p/>
          </draw:image>
        </draw:frame>
        <draw:line draw:style-name="gr10" draw:text-style-name="P1" draw:layer="layout" svg:x1="3.8cm" svg:y1="1.448cm" svg:x2="3.467cm" svg:y2="1.448cm">
          <text:p/>
        </draw:line>
        <draw:frame draw:style-name="gr19" draw:text-style-name="P1" draw:layer="layout" svg:width="0.532cm" svg:height="0.355cm" svg:x="3.248cm" svg:y="1.003cm">
          <draw:image xlink:href="Pictures/20000001000001BC000001297BA8867C.svm" xlink:type="simple" xlink:show="embed" xlink:actuate="onLoad">
            <text:p/>
          </draw:image>
        </draw:frame>
        <draw:frame draw:style-name="gr20" draw:text-style-name="P1" draw:layer="layout" svg:width="0.668cm" svg:height="0.36cm" svg:x="2.98cm" svg:y="1.834cm">
          <draw:image xlink:href="Pictures/200000010000022E0000012D91292CE6.svm" xlink:type="simple" xlink:show="embed" xlink:actuate="onLoad">
            <text:p/>
          </draw:image>
        </draw:frame>
        <draw:frame draw:style-name="gr21" draw:text-style-name="P1" draw:layer="layout" svg:width="0.527cm" svg:height="0.355cm" svg:x="5.088cm" svg:y="2.482cm">
          <draw:image xlink:href="Pictures/20000001000001B800000129722A2FBE.svm" xlink:type="simple" xlink:show="embed" xlink:actuate="onLoad">
            <text:p/>
          </draw:image>
        </draw:frame>
        <draw:frame draw:style-name="gr21" draw:text-style-name="P1" draw:layer="layout" svg:width="0.527cm" svg:height="0.355cm" svg:x="0.968cm" svg:y="2.499cm">
          <draw:image xlink:href="Pictures/20000001000001B800000129722A2FBE.svm" xlink:type="simple" xlink:show="embed" xlink:actuate="onLoad">
            <text:p/>
          </draw:image>
        </draw:frame>
        <draw:frame draw:style-name="gr22" draw:text-style-name="P1" draw:layer="layout" svg:width="0.538cm" svg:height="0.355cm" svg:x="5.685cm" svg:y="2.049cm">
          <draw:image xlink:href="Pictures/20000001000001C100000129EAA5511C.svm" xlink:type="simple" xlink:show="embed" xlink:actuate="onLoad">
            <text:p/>
          </draw:image>
        </draw:frame>
        <draw:frame draw:style-name="gr22" draw:text-style-name="P1" draw:layer="layout" svg:width="0.538cm" svg:height="0.355cm" svg:x="8.338cm" svg:y="2.049cm">
          <draw:image xlink:href="Pictures/20000001000001C100000129EAA5511C.svm" xlink:type="simple" xlink:show="embed" xlink:actuate="onLoad">
            <text:p/>
          </draw:image>
        </draw:frame>
        <draw:frame draw:style-name="gr23" draw:text-style-name="P1" draw:layer="layout" svg:width="0.532cm" svg:height="0.355cm" svg:x="8.8cm" svg:y="1.196cm">
          <draw:image xlink:href="Pictures/20000001000001BC00000129CDBD32EE.svm" xlink:type="simple" xlink:show="embed" xlink:actuate="onLoad">
            <text:p/>
          </draw:image>
        </draw:frame>
        <draw:frame draw:style-name="gr24" draw:text-style-name="P1" draw:layer="layout" svg:width="0.668cm" svg:height="0.36cm" svg:x="8.912cm" svg:y="0.639cm">
          <draw:image xlink:href="Pictures/200000010000022E0000012D54679405.svm" xlink:type="simple" xlink:show="embed" xlink:actuate="onLoad">
            <text:p/>
          </draw:image>
        </draw:frame>
        <draw:frame draw:style-name="gr25" draw:text-style-name="P1" draw:layer="layout" svg:width="0.538cm" svg:height="0.355cm" svg:x="10.1cm" svg:y="1.952cm">
          <draw:image xlink:href="Pictures/20000001000001C1000001293F335D3E.svm" xlink:type="simple" xlink:show="embed" xlink:actuate="onLoad">
            <text:p/>
          </draw:image>
        </draw:frame>
        <draw:frame draw:style-name="gr26" draw:text-style-name="P1" draw:layer="layout" svg:width="0.684cm" svg:height="0.36cm" svg:x="10.508cm" svg:y="2.953cm">
          <draw:image xlink:href="Pictures/200000010000023B0000012DC71E9331.svm" xlink:type="simple" xlink:show="embed" xlink:actuate="onLoad">
            <text:p/>
          </draw:image>
        </draw:frame>
        <draw:line draw:style-name="gr10" draw:text-style-name="P1" draw:layer="layout" svg:x1="10.491cm" svg:y1="3.481cm" svg:x2="10.491cm" svg:y2="3.814cm">
          <text:p/>
        </draw:line>
        <draw:frame draw:style-name="gr27" draw:text-style-name="P1" draw:layer="layout" svg:width="0.547cm" svg:height="0.355cm" svg:x="10.609cm" svg:y="3.487cm">
          <draw:image xlink:href="Pictures/20000001000001C900000129BF6ED6EE.svm" xlink:type="simple" xlink:show="embed" xlink:actuate="onLoad">
            <text:p/>
          </draw:image>
        </draw:frame>
        <draw:frame draw:style-name="gr28" draw:text-style-name="P1" draw:layer="layout" svg:width="0.563cm" svg:height="0.355cm" svg:x="11.829cm" svg:y="3.17cm">
          <draw:image xlink:href="Pictures/20000001000001D6000001297073A3E5.svm" xlink:type="simple" xlink:show="embed" xlink:actuate="onLoad">
            <text:p/>
          </draw:image>
        </draw:frame>
        <draw:frame draw:style-name="gr29" draw:text-style-name="P1" draw:layer="layout" svg:width="0.294cm" svg:height="0.304cm" svg:x="3.119cm" svg:y="4.34cm">
          <draw:image xlink:href="Pictures/20000001000000F6000000FEB34514DC.svm" xlink:type="simple" xlink:show="embed" xlink:actuate="onLoad">
            <text:p/>
          </draw:image>
        </draw:frame>
        <draw:frame draw:style-name="gr30" draw:text-style-name="P1" draw:layer="layout" svg:width="0.304cm" svg:height="0.289cm" svg:x="7.148cm" svg:y="4.348cm">
          <draw:image xlink:href="Pictures/20000001000000FE000000F2E11C61C7.svm" xlink:type="simple" xlink:show="embed" xlink:actuate="onLoad">
            <text:p/>
          </draw:image>
        </draw:frame>
        <draw:frame draw:style-name="gr31" draw:text-style-name="P1" draw:layer="layout" svg:width="0.304cm" svg:height="0.31cm" svg:x="9.868cm" svg:y="4.337cm">
          <draw:image xlink:href="Pictures/20000001000000FE000001038E021CBF.svm" xlink:type="simple" xlink:show="embed" xlink:actuate="onLoad">
            <text:p/>
          </draw:image>
        </draw:frame>
        <draw:frame draw:style-name="gr32" draw:text-style-name="P1" draw:layer="layout" svg:width="0.324cm" svg:height="0.289cm" svg:x="11.171cm" svg:y="4.348cm">
          <draw:image xlink:href="Pictures/200000010000010F000000F2CD2953B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9T09:53:19</meta:creation-date>
    <meta:editing-duration>PT1H16M5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9-09T11:09:21</dc:date>
    <dc:creator>kkk </dc:creator>
    <meta:document-statistic meta:object-count="45"/>
    <meta:template xlink:type="simple" xlink:actuate="onRequest" xlink:title="kkkFigures" xlink:href="../../../../../.libreoffice/3/user/template/kkkFigures.otg" meta:date="2014-09-09T09:53:17"/>
  </office:meta>
</office:document-meta>
</file>